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style:font-name="Lucida Sans Typewriter" fo:font-size="14pt" officeooo:rsid="000472b1" officeooo:paragraph-rsid="000472b1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7110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ucida Sans Typewriter" fo:font-size="14pt" officeooo:rsid="00078a84" officeooo:paragraph-rsid="00078a84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Lucida Sans Typewriter" fo:font-size="14pt" officeooo:rsid="000472b1" officeooo:paragraph-rsid="00078a84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Lucida Sans Typewriter" fo:font-size="14pt" officeooo:rsid="00078a84" officeooo:paragraph-rsid="00078a84" style:font-size-asian="12.25pt" style:font-size-complex="14pt"/>
    </style:style>
    <style:style style:name="T1" style:family="text">
      <style:text-properties style:font-name="Lucida Sans Typewriter" fo:font-size="14pt" officeooo:rsid="000472b1" style:font-size-asian="12.25pt" style:font-size-complex="14pt"/>
    </style:style>
    <style:style style:name="T2" style:family="text">
      <style:text-properties style:font-name="Lucida Sans Typewriter" fo:font-size="14pt" officeooo:rsid="0004fb28" style:font-size-asian="12.25pt" style:font-size-complex="14pt"/>
    </style:style>
    <style:style style:name="T3" style:family="text">
      <style:text-properties style:font-name="Lucida Sans Typewriter" fo:font-size="14pt" officeooo:rsid="0007110c" style:font-size-asian="12.25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lantilla de ejemplo con campos a rellenar. Template example. </text:p>
      <text:p text:style-name="P1"/>
      <text:p text:style-name="P2"><text:span text:style-name="T2"/></text:p>
      <table:table table:name="Tabla1" table:style-name="Tabla1" table:template-name="Simple Grid Rows">
        <table:table-column table:style-name="Tabla1.A" table:number-columns-repeated="2"/>
        <table:table-row>
          <table:table-cell table:style-name="Tabla1.A1" office:value-type="string">
            <text:p text:style-name="P4">DESCRIPCIÓN/DESCRIPTION</text:p>
          </table:table-cell>
          <table:table-cell table:style-name="Tabla1.A1" office:value-type="string">
            <text:p text:style-name="P4">ETIQUETA/TAG</text:p>
          </table:table-cell>
        </table:table-row>
        <table:table-row table:style-name="Tabla1.2">
          <table:table-cell table:style-name="Tabla1.A2" office:value-type="string">
            <text:p text:style-name="P5">Nombre/Name</text:p>
          </table:table-cell>
          <table:table-cell table:style-name="Tabla1.B2" office:value-type="string">
            <text:p text:style-name="P5">${nombre}</text:p>
          </table:table-cell>
        </table:table-row>
        <table:table-row table:style-name="Tabla1.2">
          <table:table-cell table:style-name="Tabla1.A3" office:value-type="string">
            <text:p text:style-name="P5">Apellido/Last Name</text:p>
          </table:table-cell>
          <table:table-cell table:style-name="Tabla1.B3" office:value-type="string">
            <text:p text:style-name="P5">${apellido}</text:p>
          </table:table-cell>
        </table:table-row>
        <table:table-row table:style-name="Tabla1.2">
          <table:table-cell table:style-name="Tabla1.A2" office:value-type="string">
            <text:p text:style-name="P5">Documento/Id</text:p>
          </table:table-cell>
          <table:table-cell table:style-name="Tabla1.B4" office:value-type="string">
            <text:p text:style-name="P5">${id}</text:p>
          </table:table-cell>
        </table:table-row>
        <table:table-row>
          <table:table-cell table:style-name="Tabla1.A5" office:value-type="string">
            <text:p text:style-name="P5">País/Country</text:p>
          </table:table-cell>
          <table:table-cell table:style-name="Tabla1.B5" office:value-type="string">
            <text:p text:style-name="P5">${pais}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23:40:31.187000000</meta:creation-date>
    <dc:date>2024-06-26T00:29:01.585000000</dc:date>
    <meta:editing-duration>PT16M26S</meta:editing-duration>
    <meta:editing-cycles>6</meta:editing-cycles>
    <meta:generator>LibreOffice/7.6.7.2$Windows_X86_64 LibreOffice_project/dd47e4b30cb7dab30588d6c79c651f218165e3c5</meta:generator>
    <meta:document-statistic meta:table-count="1" meta:image-count="0" meta:object-count="0" meta:page-count="1" meta:paragraph-count="11" meta:word-count="20" meta:character-count="182" meta:non-whitespace-character-count="172"/>
  </office:meta>
</office:document-meta>
</file>